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officeooo:paragraph-rsid="005b440f"/>
    </style:style>
    <style:style style:name="P4" style:family="paragraph" style:parent-style-name="Standard">
      <style:paragraph-properties fo:text-align="start" style:justify-single-word="false"/>
      <style:text-properties officeooo:rsid="0065362f" officeooo:paragraph-rsid="005b440f"/>
    </style:style>
    <style:style style:name="P5" style:family="paragraph" style:parent-style-name="Standard">
      <style:paragraph-properties fo:margin-top="0.101cm" fo:margin-bottom="0.101cm" style:contextual-spacing="false"/>
    </style:style>
    <style:style style:name="P6" style:family="paragraph" style:parent-style-name="Standard">
      <style:paragraph-properties fo:margin-top="0.101cm" fo:margin-bottom="0.101cm" style:contextual-spacing="false" fo:text-align="center" style:justify-single-word="false"/>
      <style:text-properties fo:font-weight="bold" style:font-weight-asian="bold" style:font-weight-complex="bold"/>
    </style:style>
    <style:style style:name="P7" style:family="paragraph" style:parent-style-name="Standard">
      <style:paragraph-properties fo:margin-top="0.101cm" fo:margin-bottom="0.101cm" style:contextual-spacing="false" fo:text-align="center" style:justify-single-word="false"/>
      <style:text-properties officeooo:paragraph-rsid="000acb61"/>
    </style:style>
    <style:style style:name="P8" style:family="paragraph" style:parent-style-name="Standard">
      <style:paragraph-properties fo:margin-top="0.101cm" fo:margin-bottom="0.101cm" style:contextual-spacing="false"/>
      <style:text-properties officeooo:paragraph-rsid="00259b1a"/>
    </style:style>
    <style:style style:name="P9" style:family="paragraph" style:parent-style-name="body">
      <style:text-properties officeooo:paragraph-rsid="001090b9"/>
    </style:style>
    <style:style style:name="P10" style:family="paragraph" style:parent-style-name="paragraph01">
      <style:text-properties fo:font-style="italic" officeooo:rsid="005b440f" officeooo:paragraph-rsid="005b440f" style:font-style-asian="italic" style:font-style-complex="italic"/>
    </style:style>
    <style:style style:name="P11" style:family="paragraph" style:parent-style-name="Standard" style:list-style-name="L1">
      <style:paragraph-properties fo:margin-top="0.101cm" fo:margin-bottom="0.101cm" style:contextual-spacing="false"/>
      <style:text-properties officeooo:paragraph-rsid="00259b1a"/>
    </style:style>
    <style:style style:name="P12" style:family="paragraph" style:parent-style-name="Standard" style:list-style-name="L1">
      <style:paragraph-properties fo:margin-top="0.101cm" fo:margin-bottom="0.101cm" style:contextual-spacing="false"/>
      <style:text-properties officeooo:rsid="000acb61" officeooo:paragraph-rsid="00259b1a"/>
    </style:style>
    <style:style style:name="P13" style:family="paragraph" style:parent-style-name="body" style:list-style-name="L2"/>
    <style:style style:name="P14" style:family="paragraph" style:parent-style-name="body" style:list-style-name="L2">
      <style:text-properties officeooo:paragraph-rsid="0053397c"/>
    </style:style>
    <style:style style:name="P15" style:family="paragraph" style:parent-style-name="body" style:list-style-name="L2">
      <style:text-properties officeooo:rsid="00259b1a" officeooo:paragraph-rsid="0053397c"/>
    </style:style>
    <style:style style:name="P16" style:family="paragraph" style:parent-style-name="body" style:list-style-name="L5"/>
    <style:style style:name="P17" style:family="paragraph" style:parent-style-name="body" style:list-style-name="L9">
      <style:text-properties officeooo:paragraph-rsid="001090b9"/>
    </style:style>
    <style:style style:name="P18" style:family="paragraph" style:parent-style-name="body" style:list-style-name="L9">
      <style:text-properties officeooo:paragraph-rsid="0014b991"/>
    </style:style>
    <style:style style:name="P19" style:family="paragraph" style:parent-style-name="body" style:list-style-name="L9">
      <style:text-properties style:text-line-through-style="solid" style:text-line-through-type="single" officeooo:rsid="0014b991" officeooo:paragraph-rsid="0014b991"/>
    </style:style>
    <style:style style:name="P20" style:family="paragraph" style:parent-style-name="body" style:list-style-name="L10"/>
    <style:style style:name="P21" style:family="paragraph" style:parent-style-name="body" style:list-style-name="L11"/>
    <style:style style:name="P22" style:family="paragraph" style:parent-style-name="body" style:list-style-name="L12"/>
    <style:style style:name="P23" style:family="paragraph" style:parent-style-name="numbering01">
      <style:text-properties officeooo:rsid="003cd1b2" officeooo:paragraph-rsid="003cd1b2"/>
    </style:style>
    <style:style style:name="P24" style:family="paragraph" style:parent-style-name="numbering01">
      <style:text-properties fo:font-style="italic" officeooo:rsid="005b440f" officeooo:paragraph-rsid="005b440f" style:font-style-asian="italic" style:font-style-complex="italic"/>
    </style:style>
    <style:style style:name="P25" style:family="paragraph" style:parent-style-name="numbering02">
      <style:text-properties officeooo:paragraph-rsid="003cd1b2"/>
    </style:style>
    <style:style style:name="P26" style:family="paragraph" style:parent-style-name="paragraph01" style:list-style-name="L3">
      <style:text-properties officeooo:rsid="003a19ce" officeooo:paragraph-rsid="003a19ce"/>
    </style:style>
    <style:style style:name="P27" style:family="paragraph" style:parent-style-name="paragraph01" style:list-style-name="L4">
      <style:text-properties officeooo:rsid="003ab291" officeooo:paragraph-rsid="003ab291"/>
    </style:style>
    <style:style style:name="P28" style:family="paragraph" style:parent-style-name="paragraph01" style:list-style-name="L6">
      <style:text-properties officeooo:paragraph-rsid="0023e19d"/>
    </style:style>
    <style:style style:name="P29" style:family="paragraph" style:parent-style-name="paragraph01" style:list-style-name="L7">
      <style:text-properties officeooo:paragraph-rsid="003cd1b2"/>
    </style:style>
    <style:style style:name="P30" style:family="paragraph" style:parent-style-name="paragraph01" style:list-style-name="L8">
      <style:text-properties officeooo:paragraph-rsid="0023e19d"/>
    </style:style>
    <style:style style:name="P31" style:family="paragraph" style:parent-style-name="paragraph01">
      <style:paragraph-properties fo:break-before="page"/>
      <style:text-properties officeooo:paragraph-rsid="003cd1b2"/>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 style:family="paragraph">
      <style:paragraph-properties fo:margin-top="0.101cm" fo:margin-bottom="0.101cm"/>
    </style:style>
    <style:style style:name="T1" style:family="text">
      <style:text-properties officeooo:rsid="000a92de"/>
    </style:style>
    <style:style style:name="T2" style:family="text">
      <style:text-properties fo:font-weight="bold" style:font-weight-asian="bold" style:font-weight-complex="bold"/>
    </style:style>
    <style:style style:name="T3" style:family="text">
      <style:text-properties fo:font-weight="bold" officeooo:rsid="00208b3d" style:font-weight-asian="bold" style:font-weight-complex="bold"/>
    </style:style>
    <style:style style:name="T4" style:family="text">
      <style:text-properties fo:font-weight="bold" officeooo:rsid="003369f1" style:font-weight-asian="bold" style:font-weight-complex="bold"/>
    </style:style>
    <style:style style:name="T5" style:family="text">
      <style:text-properties fo:font-weight="bold" officeooo:rsid="003cd1b2" style:font-weight-asian="bold" style:font-weight-complex="bold"/>
    </style:style>
    <style:style style:name="T6" style:family="text">
      <style:text-properties officeooo:rsid="000e7687"/>
    </style:style>
    <style:style style:name="T7" style:family="text">
      <style:text-properties officeooo:rsid="000f1315"/>
    </style:style>
    <style:style style:name="T8" style:family="text">
      <style:text-properties officeooo:rsid="000ff09e"/>
    </style:style>
    <style:style style:name="T9" style:family="text">
      <style:text-properties officeooo:rsid="0013149d"/>
    </style:style>
    <style:style style:name="T10" style:family="text">
      <style:text-properties officeooo:rsid="001c2a73"/>
    </style:style>
    <style:style style:name="T11" style:family="text">
      <style:text-properties officeooo:rsid="00202bd3"/>
    </style:style>
    <style:style style:name="T12" style:family="text">
      <style:text-properties officeooo:rsid="0020513b"/>
    </style:style>
    <style:style style:name="T13" style:family="text">
      <style:text-properties officeooo:rsid="00208b3d"/>
    </style:style>
    <style:style style:name="T14" style:family="text">
      <style:text-properties officeooo:rsid="0021f691"/>
    </style:style>
    <style:style style:name="T15" style:family="text">
      <style:text-properties officeooo:rsid="002a9ac5"/>
    </style:style>
    <style:style style:name="T16" style:family="text">
      <style:text-properties officeooo:rsid="002e702c"/>
    </style:style>
    <style:style style:name="T17" style:family="text">
      <style:text-properties fo:font-size="12pt" officeooo:rsid="000a92de" style:font-size-asian="12pt"/>
    </style:style>
    <style:style style:name="T18" style:family="text">
      <style:text-properties fo:font-size="12pt" officeooo:rsid="002e702c" style:font-size-asian="12pt"/>
    </style:style>
    <style:style style:name="T19" style:family="text">
      <style:text-properties officeooo:rsid="003106bf"/>
    </style:style>
    <style:style style:name="T20" style:family="text">
      <style:text-properties officeooo:rsid="003369f1"/>
    </style:style>
    <style:style style:name="T21" style:family="text">
      <style:text-properties officeooo:rsid="0037fe8e"/>
    </style:style>
    <style:style style:name="T22" style:family="text">
      <style:text-properties officeooo:rsid="003a19ce"/>
    </style:style>
    <style:style style:name="T23" style:family="text">
      <style:text-properties officeooo:rsid="003cd1b2"/>
    </style:style>
    <style:style style:name="T24" style:family="text">
      <style:text-properties officeooo:rsid="00434c98"/>
    </style:style>
    <style:style style:name="T25" style:family="text">
      <style:text-properties officeooo:rsid="0046c624"/>
    </style:style>
    <style:style style:name="T26" style:family="text">
      <style:text-properties officeooo:rsid="004883dd"/>
    </style:style>
    <style:style style:name="T27" style:family="text">
      <style:text-properties officeooo:rsid="0049330a"/>
    </style:style>
    <style:style style:name="T28" style:family="text">
      <style:text-properties officeooo:rsid="004ac1aa"/>
    </style:style>
    <style:style style:name="T29" style:family="text">
      <style:text-properties officeooo:rsid="004c929c"/>
    </style:style>
    <style:style style:name="T30" style:family="text">
      <style:text-properties officeooo:rsid="004fc48e"/>
    </style:style>
    <style:style style:name="T31" style:family="text">
      <style:text-properties fo:language="en" fo:country="US" officeooo:rsid="0052b242"/>
    </style:style>
    <style:style style:name="T32" style:family="text">
      <style:text-properties fo:language="en" fo:country="US" officeooo:rsid="00550e97"/>
    </style:style>
    <style:style style:name="T33" style:family="text">
      <style:text-properties officeooo:rsid="00577c00"/>
    </style:style>
    <style:style style:name="T34" style:family="text">
      <style:text-properties officeooo:rsid="0058f8c4"/>
    </style:style>
    <style:style style:name="T35" style:family="text">
      <style:text-properties fo:background-color="transparent" loext:char-shading-value="0"/>
    </style:style>
    <style:style style:name="T36" style:family="text">
      <style:text-properties officeooo:rsid="003f9206" fo:background-color="transparent" loext:char-shading-value="0"/>
    </style:style>
    <style:style style:name="T37" style:family="text">
      <style:text-properties officeooo:rsid="004a6a97" fo:background-color="transparent" loext:char-shading-value="0"/>
    </style:style>
    <style:style style:name="T38" style:family="text">
      <style:text-properties officeooo:rsid="00359d0b" fo:background-color="transparent" loext:char-shading-value="0"/>
    </style:style>
    <style:style style:name="T39" style:family="text">
      <style:text-properties officeooo:rsid="00577c00" fo:background-color="transparent" loext:char-shading-value="0"/>
    </style:style>
    <style:style style:name="T4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lanek">STANOVY<text:line-break/><text:span text:style-name="T3">spolku</text:span><text:line-break/>”<text:span text:style-name="T1">Krčín z.s.</text:span>”</text:p>
      <text:p text:style-name="clanek"><text:line-break/><text:span text:style-name="T2">čl. I<text:line-break/>Název a sídlo, působnost a charakter spolku</text:span></text:p>
      <text:p text:style-name="P2"/>
      <text:list xml:id="list3327594730" text:style-name="Numbering_20_123">
        <text:list-item>
          <text:p text:style-name="numbering01">Název <text:span text:style-name="T13">spolku</text:span> je: ”<text:span text:style-name="T1">Krčín z.s.</text:span><text:span text:style-name="T1"><office:annotation><dc:creator>Jiri Liska</dc:creator><dc:date>2020-10-13T13:20:27.735000000</dc:date><text:p text:style-name="P32"><text:span text:style-name="T40">Zdeněk souhlasí 05/10/2020 (alternativní návrh Krčínovci. Novohradské podhradí. Pospolitost Krčín</text:span></text:p></office:annotation></text:span>” (dále jen ”<text:span text:style-name="T13">spolek</text:span>”); </text:p>
        </text:list-item>
        <text:list-item>
          <text:p text:style-name="numbering01">Sídlem spolk<text:span text:style-name="T14">u</text:span> je <text:span text:style-name="T15">Vodárenská 1097, 379 01 <text:s/>Třeboň II</text:span></text:p>
        </text:list-item>
        <text:list-item>
          <text:p text:style-name="numbering01">Spolek působí na celém území České republiky, spolek se nečlení na organizační jednotky<text:span text:style-name="T7"> -</text:span> cel<text:span text:style-name="T14">ý</text:span> spolek je místně příslušnou organizační jednotkou<text:span text:style-name="T1">.</text:span></text:p>
        </text:list-item>
        <text:list-item>
          <text:p text:style-name="numbering01">Charakter spolku<text:span text:style-name="T16"> -</text:span> <text:span text:style-name="T16">spolek je dobrovolnou organizací , v níž se sdružují zastánci ochrany přírody, krajiny a původního krajinného rázu. Spolek je apolitický. </text:span><text:span text:style-name="T17">Právní poměry spolku upravuje Občanský zákoník a tyto</text:span><text:span text:style-name="T18"> </text:span>stanovy.<office:annotation><dc:creator>Jiri Liska</dc:creator><dc:date>2020-10-06T09:22:21.942000000</dc:date><text:p text:style-name="P32"><text:span text:style-name="T40">upravil Jirka 06/10/20</text:span></text:p></office:annotation></text:p>
        </text:list-item>
      </text:list>
      <text:p text:style-name="P5"/>
      <text:p text:style-name="clanek">čl. II<text:line-break/>Cíle činnosti</text:p>
      <text:p text:style-name="P6"/>
      <text:p text:style-name="P8">Cíle spolku jsou: </text:p>
      <text:list xml:id="list509868023" text:style-name="L1">
        <text:list-item>
          <text:p text:style-name="P11">ochrana přírody a krajiny, což je hlavním posláním spolku</text:p>
        </text:list-item>
        <text:list-item>
          <text:p text:style-name="P11">ochrana životního<office:annotation><dc:creator>Unknown Author</dc:creator><dc:date>2020-10-01T20:27:11.023162773</dc:date><text:p><text:span text:style-name="T40">4) Ustanovení, podle kterého sdružení nesmějí vykonávat funkci státních orgánů, je úředníky ministerstva vnitra vykládáno tak, že sdružení nemůže mít ve svých stanovách jako svůj cíl napsáno ”…chránit životní prostředí…” (neboť to je prý výlučná funkce státních orgánů), ale jen ”…ochrana životního prostředí…” — jedná se o absurdní výklad, nemáte-li však chuť hádat se o jedno slovo, vyhovte těmto požadavkům. / převzato ze vzoru</text:span></text:p></office:annotation> prostředí<office:annotation><dc:creator>Unknown Author</dc:creator><dc:date>2020-10-01T20:23:49.976664260</dc:date><text:p><text:span text:style-name="T40"><text:s/></text:span><text:span text:style-name="T40">Budete-li chtít, aby se sdružení mohlo účastnit správních řízení, musí mít v části stanov definujících jeho cíle </text:span><text:span text:style-name="T40"><text:line-break/></text:span><text:span text:style-name="T40">— jako hlavní poslání ochranu přírody a krajiny — pro správní řízení, jež se mohou dotýkat ochrany přírody a krajiny (viz § 70 zákona č. 114/1992 Sb. o ochraně přírody a krajiny).</text:span><text:span text:style-name="T40"><text:line-break/></text:span><text:span text:style-name="T40">— jako cíl ochranu životního prostředí — pro správních řízení vedených podle vodního zákona č. 254/2001 Sb. (viz § 115) a zákona č. 153/2000 o nakládání s geneticky modifikovanými organismy a produkty (viz § 12) <text:s/>/ převzato ze vzoru stanov</text:span></text:p></office:annotation> </text:p>
        </text:list-item>
        <text:list-item>
          <text:p text:style-name="P11">ochrana památek, kulturních hodnot a krajinného rázu urbanizované i neurbanizované krajiny;</text:p>
        </text:list-item>
        <text:list-item>
          <text:p text:style-name="P12">budování <text:span text:style-name="T15">a udržování </text:span>přírodě blízkých krajinných prvků - například vodních nádrží, pastvin, sadů</text:p>
        </text:list-item>
        <text:list-item>
          <text:p text:style-name="P12">pořádání kulturních<text:span text:style-name="T15"> a společenských</text:span><text:span text:style-name="T15"><office:annotation><dc:creator>Jirka Liska</dc:creator><dc:date>2020-10-05T20:10:51.540747568</dc:date><meta:creator-initials>JL</meta:creator-initials><text:p text:style-name="P32"><text:span text:style-name="T40">Společenských po konzultaci se Zdeňkem 05/10/2020</text:span></text:p></office:annotation></text:span> akcí</text:p>
          <text:p text:style-name="P11"><text:line-break/></text:p>
        </text:list-item>
      </text:list>
      <text:p text:style-name="clanek">čl. III <text:line-break/>Náplň a <text:span text:style-name="T32">f</text:span>ormy činnosti</text:p>
      <text:p text:style-name="P7"/>
      <text:list xml:id="list113257432961742" text:continue-list="list3327594730" text:style-name="Numbering_20_123">
        <text:list-item text:start-value="1">
          <text:p text:style-name="numbering01_5f_2">Náplň činnosti musí odpovídat cílům spolku.</text:p>
        </text:list-item>
        <text:list-item>
          <text:p text:style-name="numbering01_5f_2">Hlavním formou dosahování cílů spolku je <text:span text:style-name="T19">vykonávání</text:span> obecně prospěšných činností v oblastech ochrany životního prostředí<text:span text:style-name="T11"> a tvorby krajiny</text:span> , zejména:<office:annotation><dc:creator>Jiri Liska</dc:creator><dc:date>2020-10-01T16:26:13.797000000</dc:date><text:p text:style-name="P33"><text:span text:style-name="T40">(tuto formuli je vhodné uvést z důvodu osvobození od některých správních poplatků — Jde o formulaci, která ve smyslu vyhlášky č. 81/1995 Sb opravňuje k osvobození od správních poplatků za vydání kopií z úředních spisů, ověřování listin a podpisů.</text:span></text:p><text:p text:style-name="P33"><text:span text:style-name="T40"/></text:p><text:p text:style-name="P32"><text:span text:style-name="T40">není nutné tam mít přímo životní prostředí pro osvobození od poplatků - spíš zase pro účast na jednáních, znění zákona pro osvobození od poplatků je toto: založené k poskytování obecně prospěšných činností v oblastech ochrany životního prostředí, ochrany mládeže, ochrany zvířat, sociální péče, zdravotnictví, ochrany života a zdraví osob, kultury, tělovýchovy a sportu, vědy a výzkumu, vzdělávání a výchovy, požární ochrany a ochrany památek se osvobozují od správních poplatků stanovených</text:span></text:p></office:annotation></text:p>
        </text:list-item>
      </text:list>
      <text:list xml:id="list327666577" text:style-name="L2">
        <text:list-item>
          <text:list>
            <text:list-item>
              <text:p text:style-name="P13">praktická činnost členů<office:annotation><dc:creator>Jiri Liska</dc:creator><dc:date>2020-10-13T12:46:19.259000000</dc:date><text:p text:style-name="P32"><text:span text:style-name="T40">trochu zjednodušeno</text:span></text:p></office:annotation><text:span text:style-name="T30"> v souladu s cíli spolku.</text:span> </text:p>
            </text:list-item>
            <text:list-item>
              <text:p text:style-name="P13">kooperace s jinými sdruženími majícími za svůj hlavní cíl<text:span text:style-name="T6"> organizování společenských a kulturních akcí.</text:span></text:p>
            </text:list-item>
            <text:list-item>
              <text:p text:style-name="P13">účast při jednáních a řízeních s volenými i správními orgány;</text:p>
            </text:list-item>
            <text:list-item>
              <text:p text:style-name="P14"><text:soft-page-break/>osvětová činnost.</text:p>
            </text:list-item>
            <text:list-item>
              <text:p text:style-name="P15">správa movitého a nemovitého majetku ve vlastnictví spolku</text:p>
            </text:list-item>
          </text:list>
        </text:list-item>
      </text:list>
      <text:list xml:id="list113257859212451" text:continue-list="list113257432961742" text:style-name="Numbering_20_123">
        <text:list-item>
          <text:p text:style-name="numbering01_5f_2">Další formy a konkretizaci činnosti stanoví členská schůze.</text:p>
        </text:list-item>
      </text:list>
      <text:p text:style-name="clanek">čl. IV<text:line-break/>Členství ve spolku</text:p>
      <text:list xml:id="list113256393192471" text:continue-list="list113257859212451" text:style-name="Numbering_20_123">
        <text:list-item text:start-value="1">
          <text:p text:style-name="numbering01">Členem spolku může být jen fyzická osoba starší 18<text:span text:style-name="T7">ti</text:span><text:span text:style-name="T7"><office:annotation><dc:creator>Jirka Liska</dc:creator><dc:date>2020-10-05T20:13:37.021027124</dc:date><meta:creator-initials>JL</meta:creator-initials><text:p text:style-name="P32"><text:span text:style-name="T40">Jirka souhlasí 05/10/2020</text:span></text:p><text:p text:style-name="P32"><text:span text:style-name="T40">Zdeněk souhlasí 05/10/2020</text:span></text:p></office:annotation></text:span> let</text:p>
        </text:list-item>
        <text:list-item>
          <text:p text:style-name="numbering01"><text:s/><text:span text:style-name="T22">Členství ve spolku je dvojí:</text:span><text:span text:style-name="T22"><office:annotation><dc:creator>Jiri Liska</dc:creator><dc:date>2020-10-13T12:48:09.081000000</dc:date><text:p text:style-name="P32"><text:span text:style-name="T40">dvojí členství, členství a následující odstavce jsou kompletně překopány</text:span></text:p></office:annotation></text:span></text:p>
        </text:list-item>
      </text:list>
      <text:list xml:id="list3550384385" text:style-name="L3">
        <text:list-header>
          <text:p text:style-name="P26"><text:tab/>- základní</text:p>
          <text:p text:style-name="P26"><text:tab/>- výkonné</text:p>
        </text:list-header>
      </text:list>
      <text:list xml:id="list113257093723340" text:continue-list="list113256393192471" text:style-name="Numbering_20_123">
        <text:list-item>
          <text:p text:style-name="numbering01">Vznik členství:</text:p>
        </text:list-item>
      </text:list>
      <text:list xml:id="list3431378673" text:style-name="L4">
        <text:list-item>
          <text:p text:style-name="P27">Člena se základním členstvím na základě písemné přihlášky přijímá libovolný člen výboru spolku.</text:p>
        </text:list-item>
        <text:list-item>
          <text:p text:style-name="P27">Člena se členstvím výkonným přijímá na základě písemné přihlášky členská schůze souhlasem nejméně 3/4 přítomných členů s výkonným členstvím.<text:tab/></text:p>
        </text:list-item>
      </text:list>
      <text:list xml:id="list113256550749861" text:continue-list="list113257093723340" text:style-name="Numbering_20_123">
        <text:list-item>
          <text:p text:style-name="numbering01"><text:s/>Členství zaniká </text:p>
        </text:list-item>
      </text:list>
      <text:list xml:id="list1390472857" text:style-name="L5">
        <text:list-item>
          <text:list>
            <text:list-item>
              <text:p text:style-name="P16">doručením písemného oznámení člena o vystoupení výboru spolku;</text:p>
            </text:list-item>
            <text:list-item>
              <text:p text:style-name="P16">rozhodnutím<text:span text:style-name="T24"> </text:span>členské schůze o vyloučení<text:span text:style-name="T24"> - pro vyloučení člena se členstvím výkonným musí hlasovat 3/4 přítomných oprávněných členů. O vyloučení člena se členstvím základním rozhoduje členská schůze prostou většinou hlasů.</text:span></text:p>
            </text:list-item>
            <text:list-item>
              <text:p text:style-name="P16">nezaplacením členských příspěvků ve dvou po sobě následujících letech;</text:p>
            </text:list-item>
            <text:list-item>
              <text:p text:style-name="P16">úmrtí<text:span text:style-name="T8">m</text:span> člena spolku </text:p>
            </text:list-item>
            <text:list-item>
              <text:p text:style-name="P16">zánikem spolku </text:p>
            </text:list-item>
          </text:list>
        </text:list-item>
      </text:list>
      <text:list xml:id="list113256798145596" text:continue-list="list113256550749861" text:style-name="Numbering_20_123">
        <text:list-item>
          <text:p text:style-name="P23">Práva členů</text:p>
        </text:list-item>
      </text:list>
      <text:list xml:id="list590474941" text:style-name="Numbering_20_ABC">
        <text:list-item>
          <text:list>
            <text:list-item>
              <text:h text:style-name="numbering02" text:outline-level="2">člen se členstvím <text:span text:style-name="T2">základním</text:span> má právo:</text:h>
            </text:list-item>
          </text:list>
        </text:list-item>
      </text:list>
      <text:list xml:id="list2171846710" text:style-name="L6">
        <text:list-item>
          <text:list>
            <text:list-item>
              <text:list>
                <text:list-item>
                  <text:list>
                    <text:list-item>
                      <text:p text:style-name="P28">účastnit se <text:span text:style-name="T23">akcí pořádaných spolkem</text:span> a být o této činnosti informován</text:p>
                    </text:list-item>
                    <text:list-item>
                      <text:p text:style-name="P28">předkládat návrhy, podněty a připomínky k činnosti spolku</text:p>
                    </text:list-item>
                  </text:list>
                </text:list-item>
              </text:list>
            </text:list-item>
          </text:list>
        </text:list-item>
      </text:list>
      <text:list xml:id="list113255870663880" text:continue-list="list590474941" text:style-name="Numbering_20_ABC">
        <text:list-item>
          <text:list>
            <text:list-item>
              <text:h text:style-name="P25" text:outline-level="2"><text:span text:style-name="T23">člen se členstvím </text:span><text:span text:style-name="T5">výkonným</text:span><text:span text:style-name="T23"> má kromě práv člena se členstvím základním navíc následující práva:</text:span></text:h>
            </text:list-item>
          </text:list>
        </text:list-item>
      </text:list>
      <text:list xml:id="list4256520731" text:style-name="L7">
        <text:list-item>
          <text:list>
            <text:list-item>
              <text:list>
                <text:list-item>
                  <text:list>
                    <text:list-item>
                      <text:p text:style-name="P29">účastnit se členské schůze, volit orgány spolku a být do nich volen</text:p>
                    </text:list-item>
                    <text:list-item>
                      <text:p text:style-name="P29">podílet se na stanovování cílů a forem činnosti spolku<text:line-break/></text:p>
                    </text:list-item>
                  </text:list>
                </text:list-item>
              </text:list>
            </text:list-item>
          </text:list>
        </text:list-item>
      </text:list>
      <text:p text:style-name="P31"/>
      <text:list xml:id="list113257604344060" text:continue-list="list113256798145596" text:style-name="Numbering_20_123">
        <text:list-item>
          <text:p text:style-name="numbering01_5f_2">Člen má povinnost</text:p>
        </text:list-item>
      </text:list>
      <text:list xml:id="list2007220234" text:style-name="L8">
        <text:list-item>
          <text:list>
            <text:list-item>
              <text:p text:style-name="P30">dodržovat tyto stanovy, a jednat v souladu s cíl<text:span text:style-name="T31">i</text:span> spolku</text:p>
            </text:list-item>
            <text:list-item>
              <text:p text:style-name="P30">platit členské příspěvky</text:p>
            </text:list-item>
          </text:list>
        </text:list-item>
      </text:list>
      <text:list xml:id="list113256478405503" text:continue-list="list113257604344060" text:style-name="Numbering_20_123">
        <text:list-item>
          <text:p text:style-name="numbering01">Členské příspěvky <text:span text:style-name="T25">stanovuje členská schůze. Výše příspěvků pro členy se členstvím základním se může lišit od výše pro členy se členstvím výkonným.</text:span></text:p>
        </text:list-item>
      </text:list>
      <text:p text:style-name="clanek">čl. V<text:line-break/>Orgány spolku</text:p>
      <text:p text:style-name="P9">Orgány spolku jsou:</text:p>
      <text:list xml:id="list3494907627" text:style-name="L9">
        <text:list-item>
          <text:p text:style-name="P17">členská schůze</text:p>
        </text:list-item>
        <text:list-item>
          <text:p text:style-name="P18">výbor a předseda spolku<office:annotation><dc:creator>Unknown Author</dc:creator><dc:date>2020-10-01T19:55:34.821829596</dc:date><text:p text:style-name="P32"><text:span text:style-name="T40">Statutární orgán předseda. Zastupuje společnost samostatně. Alespoň do začátku to tak necháme. </text:span></text:p><text:p text:style-name="P32"><text:span text:style-name="T40">Jirka souhlasí 05/10/2020</text:span></text:p><text:p text:style-name="P32"><text:span text:style-name="T40">Zdeněk souhlasí 05/10/2020</text:span></text:p></office:annotation></text:p>
          <text:p text:style-name="P19"/>
        </text:list-item>
      </text:list>
      <text:p text:style-name="clanek">čl. VI<text:line-break/>Členská schůze</text:p>
      <text:list xml:id="list113257852973773" text:continue-list="list113256478405503" text:style-name="Numbering_20_123">
        <text:list-item text:start-value="1">
          <text:p text:style-name="numbering01_5f_2">Členská schůze je nejvyšším orgánem spolku; schází se nejméně jednou ročně;</text:p>
        </text:list-item>
        <text:list-item>
          <text:p text:style-name="numbering01_5f_2">Členskou schůzi svolává <text:span text:style-name="T26">předseda nebo </text:span>výbor spolku. Členská schůze je usnášeníschopná, je-li přítomna alespoň polovina <text:span text:style-name="T33">oprávněných </text:span>členů spolku; nesejde-li se usnášeníschopná členská schůze, svolá výbor spolku nejpozději do jednoho měsíce (ale ne dříve než za <text:span text:style-name="T29">5</text:span> dnů) náhradní členskou schůzi, tato je usnášeníschopná bez ohledu na počet přítomných <text:span text:style-name="T34">oprávněných </text:span>členů. Členská schůze přijímá rozhodnutí hlasováním; pro přijetí rozhodnutí je potřeba souhlas nadpoloviční většiny přítomných<text:span text:style-name="T34"> oprávněných</text:span> členů, pokud tyto stanovy neurčí jinak.</text:p>
        </text:list-item>
        <text:list-item>
          <text:p text:style-name="numbering01_5f_2">Členskou schůzi svolá výbor spolku také požá<text:span text:style-name="T9">dají-li o to alespoň 3 </text:span><text:s/>člen<text:span text:style-name="T9">ové</text:span> spolku<text:span text:style-name="T27"> se členstvím výkonným</text:span> a to ve lhůtě do jednoho měsíce, není-li v žádosti uvedena lhůta pozdější.</text:p>
        </text:list-item>
        <text:list-item>
          <text:p text:style-name="numbering01_5f_2">Členská schůze</text:p>
        </text:list-item>
      </text:list>
      <text:list xml:id="list1614545696" text:style-name="L10">
        <text:list-item>
          <text:list>
            <text:list-item>
              <text:p text:style-name="P20">schvaluje stanovy spolku a jejich změny, rozhoduje o zániku spolku; pro přijetí těchto rozhodnutí je potřeba <text:span text:style-name="T37">3/4</text:span><text:span text:style-name="T35"> </text:span><text:span text:style-name="T38">přítomných</text:span><text:span text:style-name="T35"> </text:span><text:span text:style-name="T39">oprávněných členů</text:span></text:p>
            </text:list-item>
            <text:list-item>
              <text:p text:style-name="P20">volí výbor spolku<text:span text:style-name="T33">, odvolává výbor spolku, případně jeho jednotlivé členy</text:span></text:p>
            </text:list-item>
            <text:list-item>
              <text:p text:style-name="P20">schvaluje rozpočet, zprávu o činnosti, zprávu o hospodaření za minulé období</text:p>
            </text:list-item>
          </text:list>
        </text:list-item>
      </text:list>
      <text:list xml:id="list1644310058" text:style-name="L11">
        <text:list-item>
          <text:list>
            <text:list-item>
              <text:p text:style-name="P21">přijímá nové členy a rozhoduje o vyloučení člena</text:p>
            </text:list-item>
            <text:list-item>
              <text:p text:style-name="P21">určuje formy a konkretizaci činnosti pro další období</text:p>
            </text:list-item>
            <text:list-item>
              <text:p text:style-name="P21">stanovuje výši členských příspěvků</text:p>
            </text:list-item>
          </text:list>
          <text:p text:style-name="P21"/>
        </text:list-item>
      </text:list>
      <text:p text:style-name="clanek"><text:soft-page-break/>čl. VII<text:line-break/>Výbor a předseda spolku, jednání jménem spolku</text:p>
      <text:list xml:id="list113256896268880" text:continue-list="list113257852973773" text:style-name="Numbering_20_123">
        <text:list-item text:start-value="1">
          <text:p text:style-name="numbering01_5f_2">Výbor spolku je <text:span text:style-name="T21">minimálně </text:span><text:span text:style-name="T21"><office:annotation><dc:creator>Jiri Liska</dc:creator><dc:date>2020-10-06T13:14:30.949000000</dc:date><text:p text:style-name="P32"><text:span text:style-name="T40">minimálně přidal Jirka </text:span></text:p></office:annotation></text:span>tříčlenný, jeho funkčním obdobím je <text:span text:style-name="T36">pět let</text:span><text:span text:style-name="T36"><office:annotation><dc:creator>Jiri Liska</dc:creator><dc:date>2020-10-13T12:42:39.018000000</dc:date><text:p text:style-name="P32"><text:span text:style-name="T40">funkční období výboru pět let - zjednoduší nám to činnost, členskou schůzi si svoláme jak budeme potřebovat, nebude na to spěch</text:span></text:p></office:annotation></text:span>. Ze svého středu volí předsedu spolku (ten může být volen i přímo členskou schůzí). Činnost výboru spolku řídí předseda spolku, jeho hlas rozhoduje v případě rovnosti hlasů.<text:span text:style-name="T12"> Výbor je oprávněn hlasovat i formou "per rollam". </text:span></text:p>
        </text:list-item>
        <text:list-item>
          <text:p text:style-name="numbering01_5f_2">Výbor spolku řídí spolek v období mezi členskými schůzemi. Schůze výboru spolku je volně přístupná členům spolku. Výbor spolku</text:p>
        </text:list-item>
      </text:list>
      <text:list xml:id="list2857733304" text:style-name="L12">
        <text:list-item>
          <text:list>
            <text:list-item>
              <text:list>
                <text:list-item>
                  <text:p text:style-name="P22">na nejbližší schůzi projedná věc, požádá-li o to člen spolku</text:p>
                </text:list-item>
                <text:list-item>
                  <text:p text:style-name="P22">připravuje zprávu o činnosti za minulé období, návrh rozpočtu na další období, případné změny stanov, návrh cílů další činnosti</text:p>
                </text:list-item>
              </text:list>
            </text:list-item>
          </text:list>
        </text:list-item>
      </text:list>
      <text:list xml:id="list113256677121206" text:continue-list="list113256896268880" text:style-name="Numbering_20_123">
        <text:list-item>
          <text:p text:style-name="numbering01_5f_2">Předseda spolku je statutárním orgánem spolku<text:span text:style-name="T28">, jedná za spolek samostatně. J</text:span>ménem spolku dále jednají výborem písemně pověření členové spolku. Tyto osoby jednají jménem spolku samostatně.<office:annotation><dc:creator>Unknown Author</dc:creator><dc:date>2020-10-01T20:15:53.935903390</dc:date><text:p><text:span text:style-name="T40"><text:s/></text:span><text:span text:style-name="T40">(V hospodářských věcech jedná jménem sdružení samostatně také pokladník sdružení). (opět záleží na Vás, jak toto upravíte — doporučujeme však jednoduchou úpravu) Osoby oprávněné jednat jménem sdružení mohou udělit plnou moc k zastupování další osobě (Již jsme se setkali s naprosto nesmyslným tvrzením, že osoba oprávněná jednat jménem sdružení nemůže udělit plnou moc, neboť to není napsáno ve stanovách (tuto množnost přitom upravuje občanský zákoník v hlavě třetí, § 22 až § 33a, a proto to vůbec nemusí být ve stanovách napsáno). Také jsme se setkali i s tvrzením, že plnou moc může dát jen ta osoba, o které to je ve stanovách napsáno (např. předseda). Proto doporučujeme co nejobecnější formulaci — ”plnou moc mohou dát všichni, kteří jsou oprávnění jednat jménem sdružení”.). /komentář převzatý ze vzoru</text:span></text:p></office:annotation></text:p>
        </text:list-item>
      </text:list>
      <text:p text:style-name="clanek"/>
      <text:p text:style-name="clanek"><text:line-break/>čl. <text:span text:style-name="T4">VIII</text:span><text:line-break/>Zásady hospodaření</text:p>
      <text:list xml:id="list113257020665378" text:continue-list="list113256677121206" text:style-name="Numbering_20_123">
        <text:list-item text:start-value="1">
          <text:p text:style-name="numbering01_5f_2">Spolek je neziskovou organizací. Případné příjmy budou tvořit dary, dotace a granty a budou používány na činnost spolku. Dalšími příjmy mohou být příjmy z činnosti, která je v souladu s cíli spolku<text:span text:style-name="T10">. </text:span>Spolek může uzavřít smlouvu o spolupráci s právnickou osobou pro finanční zajištění svých aktivit.</text:p>
        </text:list-item>
        <text:list-item>
          <text:p text:style-name="numbering01_5f_2">Výdaje spolku jsou zaměřeny na uskutečňování cílů spolku v souladu s formami činností podle těchto stanov a rozpočtem spolku.</text:p>
        </text:list-item>
      </text:list>
      <text:p text:style-name="clanek">čl. <text:span text:style-name="T4">IX</text:span><text:line-break/>Okolnosti zániku spolku</text:p>
      <text:p text:style-name="paragraph01">V případě zániku <text:span text:style-name="T20">rozhodne členská schůze o vypořádání majetku</text:span>.</text:p>
      <text:p text:style-name="paragraph01"><text:line-break/><text:line-break/></text:p>
      <text:p text:style-name="P10">Stanovy odsouhlasili dne <text:s text:c="2"/>.............................</text:p>
      <text:p text:style-name="P10"/>
      <text:p text:style-name="P3"/>
      <text:p text:style-name="P4">................................ <text:s text:c="15"/>................................<text:tab/><text:tab/><text:tab/>................................</text:p>
      <text:p text:style-name="P4"/>
      <text:p text:style-name="P4">Martin Holub<text:tab/><text:tab/><text:tab/>Ing. et Bc. Jiří Liška<text:tab/><text:tab/><text:tab/>Ing. et Mgr. Zdeněk Tesař</text:p>
      <text:list xml:id="list113257630522957" text:continue-numbering="true" text:style-name="Numbering_20_123">
        <text:list-header>
          <text:p text:style-name="P24"/>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class="text"/>
    <style:style style:name="Table_20_Contents" style:display-name="Table Contents" style:family="paragraph" style:parent-style-name="Standard" style:class="extra"/>
    <style:style style:name="paragraph01" style:family="paragraph" style:parent-style-name="Standard" style:master-page-name="">
      <style:paragraph-properties fo:margin-left="0cm" fo:margin-right="0cm" fo:margin-top="0.199cm" fo:margin-bottom="0.199cm" style:contextual-spacing="false" fo:line-height="100%" fo:text-indent="0cm" style:auto-text-indent="false" style:page-number="auto">
        <style:tab-stops/>
      </style:paragraph-properties>
    </style:style>
    <style:style style:name="clanek" style:family="paragraph" style:parent-style-name="Standard">
      <style:paragraph-properties fo:margin-top="0.101cm" fo:margin-bottom="0.101cm" style:contextual-spacing="false" fo:text-align="center" style:justify-single-word="false"/>
      <style:text-properties fo:font-weight="bold" style:font-weight-asian="bold" style:font-weight-complex="bold"/>
    </style:style>
    <style:style style:name="body" style:family="paragraph" style:parent-style-name="paragraph01"/>
    <style:style style:name="List_20_Contents" style:display-name="List Contents" style:family="paragraph" style:parent-style-name="Standard" style:class="html">
      <style:paragraph-properties fo:margin-left="1cm" fo:margin-right="0cm" fo:text-indent="0cm" style:auto-text-indent="false"/>
    </style:style>
    <style:style style:name="numbering01" style:family="paragraph" style:parent-style-name="paragraph01" style:list-style-name="Numbering_20_123"/>
    <style:style style:name="numering02" style:family="paragraph" style:parent-style-name="numbering01" style:list-style-name="Numbering_20_ABC">
      <style:text-properties officeooo:rsid="003cd1b2"/>
    </style:style>
    <style:style style:name="numbering02" style:family="paragraph" style:parent-style-name="Standard" style:default-outline-level="2" style:list-style-name="Numbering_20_ABC" style:master-page-name="">
      <style:paragraph-properties style:page-number="auto"/>
    </style:style>
    <style:style style:name="numbering01_5f_2" style:display-name="numbering01_2" style:family="paragraph" style:parent-style-name="numbering01">
      <style:paragraph-properties text:number-lines="true" text:line-number="1"/>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4</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iri Liska</meta:initial-creator>
    <meta:creation-date>2020-10-01T16:09:23.064000000</meta:creation-date>
    <dc:date>2020-10-16T11:32:55.464000000</dc:date>
    <meta:editing-duration>PT4H10M46S</meta:editing-duration>
    <meta:editing-cycles>75</meta:editing-cycles>
    <meta:generator>LibreOffice/7.0.1.2$Windows_X86_64 LibreOffice_project/7cbcfc562f6eb6708b5ff7d7397325de9e764452</meta:generator>
    <dc:creator>Jiri Liska</dc:creator>
    <meta:document-statistic meta:table-count="0" meta:image-count="0" meta:object-count="0" meta:page-count="4" meta:paragraph-count="81" meta:word-count="908" meta:character-count="5923" meta:non-whitespace-character-count="5108"/>
  </office:meta>
</office:document-meta>
</file>